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4pt" fo:language="en" fo:country="US" officeooo:rsid="001e8fe8" officeooo:paragraph-rsid="001e8fe8" style:font-size-asian="12.25pt" style:font-size-complex="14pt"/>
    </style:style>
    <style:style style:name="P2" style:family="paragraph" style:parent-style-name="Heading_20_4">
      <style:paragraph-properties fo:line-height="150%" fo:text-align="justify" style:justify-single-word="false" fo:text-indent="1.251cm" style:auto-text-indent="fals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1e8fe8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style:font-name="Times New Roman" fo:font-size="14pt" fo:language="en" fo:country="US" officeooo:rsid="001e8fe8" style:font-size-asian="12.25pt" style:font-size-complex="14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1e8fe8" style:font-size-asian="14pt" style:font-weight-asian="normal" style:font-size-complex="14pt" style:font-weight-complex="normal"/>
    </style:style>
    <style:style style:name="P5" style:family="paragraph" style:parent-style-name="Heading_20_4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style:font-size-asian="14pt" style:font-weight-asian="normal" style:font-size-complex="14pt" style:font-weight-complex="normal"/>
    </style:style>
    <style:style style:name="P6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1e8fe8"/>
    </style:style>
    <style:style style:name="P7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1e8fe8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e8fe8" officeooo:paragraph-rsid="001e8fe8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4pt" fo:font-weight="normal" officeooo:rsid="001e8fe8" officeooo:paragraph-rsid="001e8fe8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Heading_20_4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1e8fe8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fo:language="en" fo:country="US" officeooo:rsid="001e8fe8" style:font-size-asian="14pt" style:font-size-complex="14pt"/>
    </style:style>
    <style:style style:name="P14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officeooo:paragraph-rsid="002213b9"/>
    </style:style>
    <style:style style:name="P15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2213b9" style:font-size-asian="14pt" style:font-weight-asian="normal" style:font-size-complex="14pt" style:font-weight-complex="normal"/>
    </style:style>
    <style:style style:name="P16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fo:language="en" fo:country="US" officeooo:rsid="001e8fe8" officeooo:paragraph-rsid="002213b9" style:font-size-asian="14pt" style:font-size-complex="14pt"/>
    </style:style>
    <style:style style:name="P17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fo:language="en" fo:country="US" officeooo:rsid="001e8fe8" officeooo:paragraph-rsid="002213b9" style:font-size-asian="14pt" style:font-size-complex="14pt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2213b9" style:font-size-asian="14pt" style:font-weight-asian="normal" style:font-size-complex="14pt" style:font-weight-complex="normal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fo:language="en" fo:country="US" officeooo:rsid="001e8fe8" officeooo:paragraph-rsid="002213b9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2213b9" style:font-size-asian="14pt" style:font-weight-asian="normal" style:font-size-complex="14pt" style:font-weight-complex="normal"/>
    </style:style>
    <style:style style:name="P21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fo:language="en" fo:country="US" officeooo:rsid="001e8fe8" officeooo:paragraph-rsid="002213b9" style:font-size-asian="14pt" style:font-size-complex="14pt"/>
    </style:style>
    <style:style style:name="P22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fo:language="en" fo:country="US" officeooo:rsid="001e8fe8" officeooo:paragraph-rsid="0023f099" style:font-size-asian="14pt" style:font-size-complex="14pt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23f099" style:font-size-asian="14pt" style:font-weight-asian="normal" style:font-size-complex="14pt" style:font-weight-complex="normal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2213b9" style:font-size-asian="14pt" style:font-weight-asian="normal" style:font-size-complex="14pt" style:font-weight-complex="normal"/>
    </style:style>
    <style:style style:name="P25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fo:language="en" fo:country="US" officeooo:rsid="001e8fe8" officeooo:paragraph-rsid="002213b9" style:font-size-asian="14pt" style:font-size-complex="14pt"/>
    </style:style>
    <style:style style:name="P26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1e8fe8" officeooo:paragraph-rsid="001e8fe8" style:font-size-asian="12.25pt" style:font-size-complex="14pt"/>
    </style:style>
    <style:style style:name="T1" style:family="text">
      <style:text-properties officeooo:rsid="0023f099"/>
    </style:style>
    <style:style style:name="T2" style:family="text">
      <style:text-properties fo:font-variant="normal" fo:text-transform="none" fo:color="#0f1115" loext:opacity="100%" fo:letter-spacing="normal" fo:font-style="normal" fo:font-weight="normal" style:font-size-asian="14pt" style:font-weight-asian="normal" style:font-weight-complex="normal"/>
    </style:style>
    <style:style style:name="T3" style:family="text"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style:font-size-asian="14pt" style:font-weight-asian="normal" style:font-size-complex="14pt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font-style="normal"/>
    </style:style>
    <style:style style:name="T7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font-style="normal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7. </text:span>ПРИМЕНЕНИЕ ТЕХНОЛОГИИ RUP В ПРОЦЕССЕ ВНЕДРЕНИЯ ИС </text:p>
      <text:h text:style-name="P2" text:outline-level="4"><text:tab/>1. Изучение понятия RUP</text:h>
      <text:p text:style-name="P3"><text:span text:style-name="Strong_20_Emphasis"><text:span text:style-name="T2"><text:tab/>RUP (Rational Unified Process)</text:span></text:span><text:span text:style-name="T2"> — это методология разработки и внедрения программного обеспечения, разработанная компанией Rational Software (ныне IBM). Это итеративный подход к управлению жизненным циклом ИС, который структурирует проект по фазам и дисциплинам.</text:span></text:p>
      <text:p text:style-name="P3"><text:span text:style-name="Strong_20_Emphasis"><text:span text:style-name="T2"><text:tab/>Назначение RUP:</text:span></text:span></text:p>
      <text:list text:style-name="L1">
        <text:list-item>
          <text:p text:style-name="P4">Обеспечение контроля над процессом разработки.</text:p>
        </text:list-item>
        <text:list-item>
          <text:p text:style-name="P4">Управление требованиями и изменениями.</text:p>
        </text:list-item>
        <text:list-item>
          <text:p text:style-name="P4">Снижение рисков проекта за счёт раннего прототипирования.</text:p>
        </text:list-item>
        <text:list-item>
          <text:p text:style-name="P4">Чёткое распределение ролей и ответственности.</text:p>
        </text:list-item>
        <text:list-item>
          <text:p text:style-name="P4">Фокус на создании архитектурно значимых компонентов на ранних этапах.</text:p>
        </text:list-item>
      </text:list>
      <text:p text:style-name="P3"><text:span text:style-name="T2"><text:tab/>Ключевой принцип RUP — </text:span><text:span text:style-name="Strong_20_Emphasis"><text:span text:style-name="T2">итеративность</text:span></text:span><text:span text:style-name="T2">: проект движется по фазам, каждая из которых может содержать несколько итераций (циклов разработки), что позволяет постепенно уточнять требования и снижать риски.</text:span></text:p>
      <text:h text:style-name="P5" text:outline-level="4"><text:tab/>2. Фазы RUP (Инициация, Проработка, Конструирование, Внедрение)</text:h>
      <text:list text:style-name="L2">
        <text:list-item>
          <text:p text:style-name="P6"><text:span text:style-name="Strong_20_Emphasis"><text:span text:style-name="T3">Инициация (Inception):</text:span></text:span><text:span text:style-name="T3"> Определение объёма проекта и его экономической целесообразности.</text:span></text:p>
        </text:list-item>
        <text:list-item>
          <text:p text:style-name="P6"><text:span text:style-name="Strong_20_Emphasis"><text:span text:style-name="T3">Проработка (Elaboration):</text:span></text:span><text:span text:style-name="T3"> Анализ предметной области, проектирование архитектуры системы, устранение основных рисков.</text:span></text:p>
        </text:list-item>
        <text:list-item>
          <text:p text:style-name="P6"><text:span text:style-name="Strong_20_Emphasis"><text:span text:style-name="T3">Конструирование (Construction):</text:span></text:span><text:span text:style-name="T3"> Основная разработка и тестирование функционала.</text:span></text:p>
        </text:list-item>
        <text:list-item>
          <text:p text:style-name="P6"><text:span text:style-name="Strong_20_Emphasis"><text:span text:style-name="T3">Внедрение (Transition):</text:span></text:span><text:span text:style-name="T3"> Передача системы заказчику, опытная эксплуатация, обучение пользователей.</text:span></text:p>
        </text:list-item>
      </text:list>
      <text:p text:style-name="P7"><text:soft-page-break/><text:tab/>3. <text:span text:style-name="T4">Цели и результаты </text:span>RUP</text:p>
      <text:p text:style-name="P8">Таблица <text:span text:style-name="T1">6</text:span> — Фазы <text:span text:style-name="T5">RUP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9"><text:span text:style-name="T6">Фаза RUP</text:span> </text:p>
          </table:table-cell>
          <table:table-cell table:style-name="Таблица1.A1" office:value-type="string">
            <text:p text:style-name="P10"><text:span text:style-name="T6">Цель</text:span> </text:p>
          </table:table-cell>
          <table:table-cell table:style-name="Таблица1.A1" office:value-type="string">
            <text:p text:style-name="P9"><text:span text:style-name="T6">Основные работы</text:span> </text:p>
          </table:table-cell>
          <table:table-cell table:style-name="Таблица1.D1" office:value-type="string">
            <text:p text:style-name="P9"><text:span text:style-name="T6">Результаты (Артефакты)</text:span> </text:p>
          </table:table-cell>
        </table:table-row>
        <table:table-row>
          <table:table-cell table:style-name="Таблица1.A2" office:value-type="string">
            <text:p text:style-name="P11"><text:span text:style-name="Strong_20_Emphasis"><text:span text:style-name="T7">Инициация</text:span></text:span><text:span text:style-name="T8"> </text:span></text:p>
          </table:table-cell>
          <table:table-cell table:style-name="Таблица1.A2" office:value-type="string">
            <text:p text:style-name="P9"><text:span text:style-name="T6">Определить границы проекта, понять, что нужно делать и стоит ли это делать.</text:span> </text:p>
          </table:table-cell>
          <table:table-cell table:style-name="Таблица1.A2" office:value-type="string">
            <text:p text:style-name="P9"><text:span text:style-name="T6">Формирование команды, сбор первичных требований, оценка стоимости и сроков, анализ рисков.</text:span> </text:p>
          </table:table-cell>
          <table:table-cell table:style-name="Таблица1.D2" office:value-type="string">
            <text:p text:style-name="P9"><text:span text:style-name="T6">Устав проекта, план вех, глоссарий, модель вариантов использования (Use Case), прототип интерфейса.</text:span> </text:p>
          </table:table-cell>
        </table:table-row>
        <table:table-row>
          <table:table-cell table:style-name="Таблица1.A2" office:value-type="string">
            <text:p text:style-name="P11"><text:span text:style-name="Strong_20_Emphasis"><text:span text:style-name="T7">Проработка</text:span></text:span><text:span text:style-name="T8"> </text:span></text:p>
          </table:table-cell>
          <table:table-cell table:style-name="Таблица1.A2" office:value-type="string">
            <text:p text:style-name="P9"><text:span text:style-name="T6">Спроектировать устойчивую архитектуру, устранить ключевые риски.</text:span> </text:p>
          </table:table-cell>
          <table:table-cell table:style-name="Таблица1.A2" office:value-type="string">
            <text:p text:style-name="P9"><text:span text:style-name="T6">Детальный анализ требований, проектирование БД, выбор технологий, создание исполняемого архитектурного прототипа.</text:span> </text:p>
          </table:table-cell>
          <table:table-cell table:style-name="Таблица1.D2" office:value-type="string">
            <text:p text:style-name="P9"><text:span text:style-name="T6">Модель данных, спецификация требований (SRS), описание архитектуры, план конструирования, прототип системы.</text:span> </text:p>
          </table:table-cell>
        </table:table-row>
        <table:table-row>
          <table:table-cell table:style-name="Таблица1.A2" office:value-type="string">
            <text:p text:style-name="P11"><text:span text:style-name="Strong_20_Emphasis"><text:span text:style-name="T7">Конструирование</text:span></text:span><text:span text:style-name="T8"> </text:span></text:p>
          </table:table-cell>
          <table:table-cell table:style-name="Таблица1.A2" office:value-type="string">
            <text:p text:style-name="P9"><text:span text:style-name="T6">Разработать работоспособный продукт.</text:span> </text:p>
          </table:table-cell>
          <table:table-cell table:style-name="Таблица1.A2" office:value-type="string">
            <text:p text:style-name="P9"><text:span text:style-name="T6">Программирование, модульное тестирование, интеграция, наполнение базы тестовыми данными.</text:span> </text:p>
          </table:table-cell>
          <table:table-cell table:style-name="Таблица1.D2" office:value-type="string">
            <text:p text:style-name="P9"><text:span text:style-name="T6">Готовый программный код, исполняемая версия продукта (бета), тестовая документация.</text:span> </text:p>
          </table:table-cell>
        </table:table-row>
        <table:table-row>
          <table:table-cell table:style-name="Таблица1.A2" office:value-type="string">
            <text:p text:style-name="P11"><text:span text:style-name="Strong_20_Emphasis"><text:span text:style-name="T7">Внедрение</text:span></text:span><text:span text:style-name="T8"> </text:span></text:p>
          </table:table-cell>
          <table:table-cell table:style-name="Таблица1.A2" office:value-type="string">
            <text:p text:style-name="P9"><text:span text:style-name="T6">Передать продукт в эксплуатацию и обеспечить его принятие пользователями.</text:span> </text:p>
          </table:table-cell>
          <table:table-cell table:style-name="Таблица1.A2" office:value-type="string">
            <text:p text:style-name="P9"><text:span text:style-name="T6">Бета-тестирование, обучение пользователей, установка на продуктивные </text:span><text:soft-page-break/><text:span text:style-name="T6">серверы, миграция данных.</text:span> </text:p>
          </table:table-cell>
          <table:table-cell table:style-name="Таблица1.D2" office:value-type="string">
            <text:p text:style-name="P9"><text:span text:style-name="T6">Рабочая версия системы, акты приёма-передачи, руководство пользователя, отчёт о результатах </text:span><text:soft-page-break/><text:span text:style-name="T6">внедрения.</text:span> </text:p>
          </table:table-cell>
        </table:table-row>
      </table:table>
      <text:h text:style-name="P12" text:outline-level="4"><text:tab/>4. Соотнесение RUP с проектом ИС (Складской учёт)</text:h>
      <text:p text:style-name="P13"><text:span text:style-name="T9">Выбранная ИС: </text:span><text:span text:style-name="Strong_20_Emphasis"><text:span text:style-name="T9">Система автоматизации складского учёта (WMS/1C:Управление складом).</text:span></text:span></text:p>
      <text:h text:style-name="P5" text:outline-level="4">7. Декомпозиция проекта по фазам RUP (конкретные действия) и 8. Определение ролей</text:h>
      <text:p text:style-name="P14"><text:span text:style-name="Strong_20_Emphasis"><text:span text:style-name="T3">Фаза 1: Инициация</text:span></text:span></text:p>
      <text:p text:style-name="P14"><text:span text:style-name="Strong_20_Emphasis"><text:span text:style-name="T3">Действия:</text:span></text:span></text:p>
      <text:list text:style-name="L3">
        <text:list-item>
          <text:p text:style-name="P15">Проведение встречи с заказчиком (руководителем склада).</text:p>
        </text:list-item>
        <text:list-item>
          <text:p text:style-name="P15">Определение верхнеуровневых целей: автоматизация прихода, расхода, инвентаризации.</text:p>
        </text:list-item>
        <text:list-item>
          <text:p text:style-name="P15">Назначение руководителя проекта и ключевого пользователя.</text:p>
        </text:list-item>
        <text:list-item>
          <text:p text:style-name="P15">Формирование Устава проекта.</text:p>
        </text:list-item>
        <text:list-item>
          <text:p text:style-name="P16"><text:span text:style-name="Strong_20_Emphasis"><text:span text:style-name="T9">Задействованные роли:</text:span></text:span><text:span text:style-name="T9"> Руководитель проекта (РП), Системный аналитик (СА), Ключевой пользователь (КП).</text:span></text:p>
        </text:list-item>
        <text:list-item>
          <text:p text:style-name="P16"><text:span text:style-name="Strong_20_Emphasis"><text:span text:style-name="T9">Артефакты:</text:span></text:span><text:span text:style-name="T9"> Устав проекта, первичный глоссарий (Товар, Ячейка, Партия).</text:span></text:p>
        </text:list-item>
      </text:list>
      <text:p text:style-name="P17"><text:span text:style-name="Strong_20_Emphasis"><text:span text:style-name="T9">Фаза 2: Проработка</text:span></text:span></text:p>
      <text:p text:style-name="P17"><text:span text:style-name="Strong_20_Emphasis"><text:span text:style-name="T9">Действия:</text:span></text:span></text:p>
      <text:list text:style-name="L4">
        <text:list-item>
          <text:list>
            <text:list-item>
              <text:list>
                <text:list-item>
                  <text:p text:style-name="P18">Детальное интервьюирование заведующего складом и кладовщиков.</text:p>
                </text:list-item>
                <text:list-item>
                  <text:p text:style-name="P18">Моделирование процессов: "Как есть" (As-Is) и "Как должно быть" (To-Be).</text:p>
                </text:list-item>
                <text:list-item>
                  <text:p text:style-name="P18"><text:soft-page-break/>Проектирование структуры справочников (Номенклатура, Склады) и документов (Приходная накладная).</text:p>
                </text:list-item>
                <text:list-item>
                  <text:p text:style-name="P18">Создание прототипа интерфейса рабочего места кладовщика и его согласование.</text:p>
                </text:list-item>
                <text:list-item>
                  <text:p text:style-name="P18">Определение архитектуры: будет ли использоваться терминал сбора данных (ТСД), как будет происходить обмен с бухгалтерией.</text:p>
                </text:list-item>
                <text:list-item>
                  <text:p text:style-name="P19"><text:span text:style-name="Strong_20_Emphasis"><text:span text:style-name="T9">Задействованные роли:</text:span></text:span><text:span text:style-name="T9"> СА, КП, Архитектор (или ведущий разработчик).</text:span></text:p>
                </text:list-item>
                <text:list-item>
                  <text:p text:style-name="P19"><text:span text:style-name="Strong_20_Emphasis"><text:span text:style-name="T9">Артефакты:</text:span></text:span><text:span text:style-name="T9"> Техническое задание (ТЗ), макеты экранных форм, описание архитектуры.</text:span></text:p>
                </text:list-item>
              </text:list>
            </text:list-item>
          </text:list>
        </text:list-item>
      </text:list>
      <text:p text:style-name="P17"><text:span text:style-name="Strong_20_Emphasis"><text:span text:style-name="T9">Фаза 3: Конструирование</text:span></text:span></text:p>
      <text:p text:style-name="P17"><text:span text:style-name="Strong_20_Emphasis"><text:span text:style-name="T9">Действия:</text:span></text:span></text:p>
      <text:list text:style-name="L5">
        <text:list-item>
          <text:p text:style-name="P20">Настройка типовой конфигурации 1С под требования ТЗ.</text:p>
        </text:list-item>
        <text:list-item>
          <text:p text:style-name="P20">Разработка недостающих отчётов (например, "Остатки на складе").</text:p>
        </text:list-item>
        <text:list-item>
          <text:p text:style-name="P20">Программирование интеграции с бухгалтерской системой.</text:p>
        </text:list-item>
        <text:list-item>
          <text:p text:style-name="P20">Наполнение системы тестовыми данными и проведение тестирования разработчиком.</text:p>
        </text:list-item>
        <text:list-item>
          <text:p text:style-name="P20">Передача первой версии на тестирование ключевому пользователю.</text:p>
        </text:list-item>
        <text:list-item>
          <text:p text:style-name="P21"><text:span text:style-name="Strong_20_Emphasis"><text:span text:style-name="T9">Задействованные роли:</text:span></text:span><text:span text:style-name="T9"> Разработчик, Администратор (разворачивает тестовую среду), СА (консультирует), КП (участвует в приёмочном тестировании).</text:span></text:p>
        </text:list-item>
        <text:list-item>
          <text:p text:style-name="P21"><text:span text:style-name="Strong_20_Emphasis"><text:span text:style-name="T9">Артефакты:</text:span></text:span><text:span text:style-name="T9"> Программный код, инструкции по установке, протоколы тестирования.</text:span></text:p>
        </text:list-item>
      </text:list>
      <text:p text:style-name="P22"><text:soft-page-break/><text:span text:style-name="Strong_20_Emphasis"><text:span text:style-name="T9">Фаза 4: Внедрение</text:span></text:span></text:p>
      <text:p text:style-name="P22"><text:span text:style-name="Strong_20_Emphasis"><text:span text:style-name="T9">Действия:</text:span></text:span></text:p>
      <text:list text:style-name="L6">
        <text:list-item>
          <text:list>
            <text:list-item>
              <text:list>
                <text:list-item>
                  <text:p text:style-name="P23">Установка системы на продуктивный сервер.</text:p>
                </text:list-item>
                <text:list-item>
                  <text:p text:style-name="P23">Перенос остатков товаров из Excel/старой программы в новую систему.</text:p>
                </text:list-item>
                <text:list-item>
                  <text:p text:style-name="P24">Обучение кладовщиков работе с новой системой (проведение тренингов).</text:p>
                </text:list-item>
                <text:list-item>
                  <text:p text:style-name="P24">Подготовка и выдача Руководства пользователя.</text:p>
                </text:list-item>
                <text:list-item>
                  <text:p text:style-name="P24">Опытная эксплуатация (1-2 недели) под контролем аналитика.</text:p>
                </text:list-item>
                <text:list-item>
                  <text:p text:style-name="P24">Подписание Акта ввода в промышленную эксплуатацию.</text:p>
                </text:list-item>
                <text:list-item>
                  <text:p text:style-name="P25"><text:span text:style-name="Strong_20_Emphasis"><text:span text:style-name="T9">Задействованные роли:</text:span></text:span><text:span text:style-name="T9"> Администратор, СА, КП, Руководитель проекта, конечные пользователи.</text:span></text:p>
                </text:list-item>
                <text:list-item>
                  <text:p text:style-name="P25"><text:span text:style-name="Strong_20_Emphasis"><text:span text:style-name="T9">Артефакты:</text:span></text:span><text:span text:style-name="T9"> Акты приёма-передачи, заполненные справочники, Руководство пользователя, Журнал обучения.</text:span></text:p>
                </text:list-item>
              </text:list>
            </text:list-item>
          </text:list>
        </text:list-item>
      </text:list>
      <text:p text:style-name="P7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5:05.882896600</meta:creation-date>
    <dc:date>2026-03-19T15:48:08.556288800</dc:date>
    <meta:editing-duration>PT5M8S</meta:editing-duration>
    <meta:editing-cycles>3</meta:editing-cycles>
    <meta:generator>LibreOffice/25.2.1.2$Windows_X86_64 LibreOffice_project/d3abf4aee5fd705e4a92bba33a32f40bc4e56f49</meta:generator>
    <meta:document-statistic meta:table-count="1" meta:image-count="0" meta:object-count="0" meta:page-count="5" meta:paragraph-count="76" meta:word-count="578" meta:character-count="4806" meta:non-whitespace-character-count="4310"/>
  </office:meta>
</office:document-meta>
</file>